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19" style:parent-style-name="podpis" style:family="paragraph">
      <style:paragraph-properties fo:margin-top="0.3333in"/>
    </style:style>
    <style:style style:name="T20" style:parent-style-name="Standardnípísmoodstavce" style:family="text">
      <style:text-properties fo:font-weight="normal" style:font-weight-asian="normal"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4/2024</text:p>
            <text:p text:style-name="Normální">KVOP-13273/2024</text:p>
            <text:p text:style-name="Normální">03. 04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M.</text:p>
            <text:p text:style-name="Normální"/>
            <text:p text:style-name="Normální"/>
            <text:p text:style-name="Normální"/>
            <text:p text:style-name="Normální"><text:span text:style-name="T17">ID DS:<text:s/></text:span></text:p>
            <text:p text:style-name="Normální"/>
          </table:table-cell>
        </table:table-row>
      </table:table>
      <text:h text:style-name="Nadpis1" text:outline-level="1">Sdělení o vyřízení žádosti o informace</text:h>
      <text:h text:style-name="Nadpis1" text:outline-level="1">podle zákona č.<text:s/>106/1999 Sb., o svobodném přístupu k informacím</text:h>
      <text:p text:style-name="Základnítext">Vážený pane M.,</text:p>
      <text:p text:style-name="Základnítext">dne 22. března 2024 obdržela Kancelář veřejného ochránce práv Vaši žádost o informace.</text:p>
      <text:p text:style-name="Základnítext">Žádáte o:</text:p>
      <text:p text:style-name="P18">„Kopii knihy jízd služebního automobilu, který využívá ombudsman Stanislav Křeček. Konkrétně prosím o podklady za období od 1. 1. 2023 do 21. 3. 2024. V případě, že by nebylo možné knihu jízd poskytnout, žádám o sdělení údajů o cestách za uvedené období jiným způsobem.“<text:s/></text:p>
      <text:p text:style-name="Základnítext"><text:span text:style-name="Silné">Dáváme Vám tyto informace</text:span>:</text:p>
      <text:p text:style-name="Základnítext">V příloze Vám přikládám výpis z knihy jízd, obsahující Vámi požadované informace.<text:s/></text:p>
      <text:p text:style-name="Základnítext">Za důležité považuji to, že podle ustanovení § 6 odst. 3 písm. a) zákona č. 236/1995 Sb., o platu a dalších náležitostech spojených s výkonem funkce představitelů státní moci a některých státních orgánů a soudců a poslanců<text:s/>Evropského parlamentu, ve znění pozdějších předpisů, náleží veřejnému ochránci práv naturální plnění, tedy užívání služebního vozidla s řidičem i bez něho k výkonu funkce nebo v souvislosti s ním a k osobní dispozici. V souladu s ustanovením § 8 odst. 2 zákona č. 349/1999 Sb., o veřejném ochránci práv ve znění pozdějších předpisů, ochránci náleží naturální plnění jako prezidentovi Nejvyššího kontrolního úřadu, jehož rozsah je definován v § 24 odst. 1 zákona č. 236/1995 Sb., o platu a dalších náležitostech spojených s výkonem funkce představitelů státní moci a některých státních orgánů a soudců a poslanců Evropského parlamentu ve znění pozdějších předpisů.</text:p>
      <text:p text:style-name="Základnítext">S pozdravem</text:p>
      <text:p text:style-name="P19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>Příloha</text:p>
      <text:p text:style-name="Příloha"><text:span text:style-name="T20">Výpis z knihy jíz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CG7E*</text:span></text:p>
        <text:p text:style-name="P12"><text:span text:style-name="T13">KVOPX00ECG7E</text:span>KVOPX00ECG7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4-04T07:43:00Z</meta:creation-date>
    <dc:date>2024-04-09T09:22:00Z</dc:date>
    <meta:print-date>2016-06-27T07:08:00Z</meta:print-date>
    <meta:template xlink:href="KVOP_dopis%20vedoucího" xlink:type="simple"/>
    <meta:editing-cycles>6</meta:editing-cycles>
    <meta:editing-duration>PT3600S</meta:editing-duration>
    <meta:user-defined meta:name="ContentTypeId">0x010100D3A71DC738674B4893D02C4CA0E22FAC</meta:user-defined>
    <meta:document-statistic meta:page-count="1" meta:paragraph-count="3" meta:word-count="253" meta:character-count="1744" meta:row-count="12" meta:non-whitespace-character-count="1494"/>
  </office:meta>
</office:document-meta>
</file>